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5c34" officeooo:paragraph-rsid="001f5c34"/>
    </style:style>
    <style:style style:name="P2" style:family="paragraph" style:parent-style-name="Standard">
      <style:text-properties officeooo:rsid="0020301d" officeooo:paragraph-rsid="0020301d"/>
    </style:style>
    <style:style style:name="P3" style:family="paragraph" style:parent-style-name="Standard">
      <style:text-properties officeooo:rsid="0022a321" officeooo:paragraph-rsid="0022a321"/>
    </style:style>
    <style:style style:name="P4" style:family="paragraph" style:parent-style-name="Standard">
      <style:text-properties fo:font-size="16pt" style:text-underline-style="solid" style:text-underline-width="auto" style:text-underline-color="font-color" officeooo:rsid="001f5c34" officeooo:paragraph-rsid="001f5c34" style:font-size-asian="16pt" style:font-size-complex="16pt"/>
    </style:style>
    <style:style style:name="P5" style:family="paragraph" style:parent-style-name="Standard">
      <style:text-properties fo:font-size="16pt" style:text-underline-style="solid" style:text-underline-width="auto" style:text-underline-color="font-color" officeooo:rsid="0022a321" officeooo:paragraph-rsid="0022a321" style:font-size-asian="16pt" style:font-size-complex="16pt"/>
    </style:style>
    <style:style style:name="P6" style:family="paragraph" style:parent-style-name="Standard">
      <style:text-properties fo:font-size="14pt" style:text-underline-style="solid" style:text-underline-width="auto" style:text-underline-color="font-color" officeooo:rsid="0022a321" officeooo:paragraph-rsid="0022a321" style:font-size-asian="14pt" style:font-size-complex="14pt"/>
    </style:style>
    <style:style style:name="P7" style:family="paragraph" style:parent-style-name="Text_20_body">
      <style:text-properties officeooo:rsid="001f5c34" officeooo:paragraph-rsid="001f5c34"/>
    </style:style>
    <style:style style:name="P8" style:family="paragraph" style:parent-style-name="Text_20_body">
      <style:text-properties officeooo:paragraph-rsid="0022a321"/>
    </style:style>
    <style:style style:name="T1" style:family="text">
      <style:text-properties officeooo:rsid="00217bb8"/>
    </style:style>
    <style:style style:name="T2" style:family="text">
      <style:text-properties officeooo:rsid="0022a321"/>
    </style:style>
    <style:style style:name="T3" style:family="text">
      <style:text-properties style:text-line-through-style="solid" style:text-line-through-type="single"/>
    </style:style>
    <style:style style:name="T4" style:family="text">
      <style:text-properties style:text-line-through-style="none" style:text-line-through-type="none"/>
    </style:style>
    <style:style style:name="T5" style:family="text">
      <style:text-properties style:text-line-through-style="none" style:text-line-through-type="none" style:text-underline-style="solid" style:text-underline-width="auto" style:text-underline-color="font-color"/>
    </style:style>
    <style:style style:name="T6" style:family="text">
      <style:text-properties style:text-line-through-style="none" style:text-line-through-type="none" fo:font-size="14pt" style:text-underline-style="solid" style:text-underline-width="auto" style:text-underline-color="font-color" style:font-size-asian="14pt" style:font-size-complex="14pt"/>
    </style:style>
    <style:style style:name="T7" style:family="text">
      <style:text-properties officeooo:rsid="00238b1d"/>
    </style:style>
    <style:style style:name="T8" style:family="text">
      <style:text-properties officeooo:rsid="00256942"/>
    </style:style>
    <style:style style:name="T9" style:family="text">
      <style:text-properties fo:font-weight="normal" officeooo:rsid="00256942"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métiers de la réalité virtuelle :</text:p>
      <text:p text:style-name="P1"/>
      <text:p text:style-name="P1"/>
      <text:p text:style-name="P1"/>
      <text:p text:style-name="P4">Modeleur 3D :</text:p>
      <text:p text:style-name="P1"/>
      <text:p text:style-name="P7"><text:span text:style-name="T7">Mon</text:span> travail d<text:span text:style-name="T7">e</text:span> <text:span text:style-name="Strong_20_Emphasis">modeleur 3D </text:span>se situe entre les images fixes réalisées par les infographistes et la programmation informatique.</text:p>
      <text:p text:style-name="Text_20_body">Après vérification de l'apparence et de la faisabilité du projet, <text:span text:style-name="T7">je</text:span> concrétise la mise en volume à l'aide de logiciels professionnels. Les fichiers obtenus permettent de générer ensuite des images de synthèse, des films d'animation et des environnements augmentés et de simulation immersive mais aussi des usinages pour des machines à commandes numériques.</text:p>
      <text:p text:style-name="Text_20_body">La modélisation 3D est présente dans de très nombreux secteurs : industrie aéronautique ou automobile, l'architecture, imagerie médicale, le jeu vidéo... </text:p>
      <text:p text:style-name="Text_20_body">Si le modeleur 3D maîtrise avant tout des logiciels complexes, <text:span text:style-name="T7">je</text:span> doi<text:span text:style-name="T7">s</text:span> aussi avoir des connaissances en relation avec le secteur dans lequel <text:span text:style-name="T7">j’</text:span>évolue : anatomie, histoire de l’art, architecture, physique… Pour cela, <text:span text:style-name="T7">je</text:span> doi<text:span text:style-name="T7">s</text:span> <text:span text:style-name="T7">m</text:span>e tenir informé des dernières innovations en suivant une veille aussi bien artistique que technologique.</text:p>
      <text:p text:style-name="P1"/>
      <text:p text:style-name="P2"><text:span text:style-name="T6">Logiciel :</text:span> <text:span text:style-name="T1">3D Studio Max, AutoCAD, Blender, Cinema 4D, Maya, SketchUp, SolidWorks, etc …</text:span></text:p>
      <text:p text:style-name="P2"/>
      <text:p text:style-name="P2"/>
      <text:p text:style-name="P6">Élément dans la pièce :</text:p>
      <text:p text:style-name="P3"/>
      <text:p text:style-name="P3">Histoire : <text:span text:style-name="T7">Château</text:span>, Champ de bataille, palais romain, etc …(Maquette)</text:p>
      <text:p text:style-name="P3">Physique : Fusée, Atome, Einstein, etc.</text:p>
      <text:p text:style-name="P3">Architecture : Pont, Maison, Palais, <text:span text:style-name="T7">Hôtel</text:span>, <text:span text:style-name="T7">Élément</text:span> de détail, etc ….(Maquette)</text:p>
      <text:p text:style-name="P3"/>
      <text:p text:style-name="P3">(En plus : imprimante 3D).</text:p>
      <text:p text:style-name="P3"/>
      <text:p text:style-name="P3"/>
      <text:p text:style-name="P5">Ingénieur en réalité virtuelle :</text:p>
      <text:p text:style-name="P3"/>
      <text:p text:style-name="P8"><text:span text:style-name="Strong_20_Emphasis"><text:span text:style-name="T9">Je suis un</text:span></text:span><text:span text:style-name="Strong_20_Emphasis"><text:span text:style-name="T8"> ingénieur en réalité virtuelle </text:span></text:span><text:span text:style-name="Strong_20_Emphasis"><text:span text:style-name="T9">je suis un</text:span></text:span><text:span text:style-name="T2"> spécialiste des technologies du virtuel (réalité virtuelle, réalité augmentée... ), technologie informatique qui consiste à reproduire un environnement afin de permettre à l'utilisateur d’interagir avec lui. Je</text:span> réalise les illustrations, le visuel et les effets spéciaux d'un produit ou d'un site tout en veillant au rendu des couleurs, du mouvement des personnages ou des formats.</text:p>
      <text:p text:style-name="Text_20_body"><text:span text:style-name="T8">Je</text:span> maîtrise les outils et algorithmes de modélisation des mondes virtuels aussi bien que les outils d’interfaçage avec l’utilisateur final.</text:p>
      <text:p text:style-name="Text_20_body">En effet, les grandes entreprises développent des activités de réalité virtuelle particulières que ce soit à des fin d’amélioration de l’aérodynamique, du design, de l’ergonomie ou de la sécurité de leurs produits. D’autres acteurs ont fait irruption dans ce paysage, le milieu universitaire de la recherche n’est pas en reste.</text:p>
      <text:p text:style-name="Text_20_body"><text:soft-page-break/>Ainsi, le spécialiste de la réalité virtuelle peut trouver à s'employer sur différents secteurs : avionique, transports ferroviaires, routiers, formation avec simulateurs, industrie des jeux électroniques, du cinéma, de l'audiovisuel, conception architecturale et simulation de bâtiments et d'immeubles, simulateurs chirurgicaux ou scientifiques, etc.</text:p>
      <text:p text:style-name="Text_20_body">Outre les compétences requises comme la connaissance des langages C, C++, HTML, DHTML, Java, Javascript et VRML et la maîtrise de l'anglais, cet ingénieur doit avoir des aptitudes artistiques et une motivation pour l'innovation.</text:p>
      <text:p text:style-name="Text_20_body">En créant des simulateurs adaptés, le spécialiste de la réalité virtuelle peut s’adresser à d’innombrables utilisateurs. Un bel avenir car les domaines d'utilisation de la réalité virtuelle sont quasiment illimité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09:02:42.601509759</meta:creation-date>
    <dc:date>2016-11-24T09:45:39.338456361</dc:date>
    <meta:editing-duration>PT22M35S</meta:editing-duration>
    <meta:editing-cycles>5</meta:editing-cycles>
    <meta:generator>LibreOffice/5.1.4.2$Linux_X86_64 LibreOffice_project/10m0$Build-2</meta:generator>
    <meta:document-statistic meta:table-count="0" meta:image-count="0" meta:object-count="0" meta:page-count="2" meta:paragraph-count="19" meta:word-count="451" meta:character-count="3065" meta:non-whitespace-character-count="2632"/>
  </office:meta>
</office:document-meta>
</file>